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cm" fo:border="none" style:writing-mode="page"/>
    </style:style>
    <style:style style:name="P1" style:family="paragraph" style:parent-style-name="Standard">
      <style:text-properties officeooo:rsid="001d2073" officeooo:paragraph-rsid="001d2073"/>
    </style:style>
    <style:style style:name="P2" style:family="paragraph" style:parent-style-name="Standard">
      <style:text-properties officeooo:paragraph-rsid="001d2073"/>
    </style:style>
    <style:style style:name="P3" style:family="paragraph" style:parent-style-name="Standard">
      <style:text-properties fo:font-weight="bold" officeooo:rsid="001d2073" officeooo:paragraph-rsid="001d2073" style:font-weight-asian="bold" style:font-weight-complex="bold"/>
    </style:style>
    <style:style style:name="P4" style:family="paragraph" style:parent-style-name="Standard">
      <style:text-properties fo:color="#3465a4" fo:font-size="16pt" fo:font-weight="bold" officeooo:rsid="001d2073" officeooo:paragraph-rsid="001d2073" style:font-size-asian="16pt" style:font-weight-asian="bold" style:font-size-complex="16pt" style:font-weight-complex="bold"/>
    </style:style>
    <style:style style:name="P5" style:family="paragraph" style:parent-style-name="Standard">
      <style:text-properties officeooo:paragraph-rsid="001de4b8"/>
    </style:style>
    <style:style style:name="P6" style:family="paragraph" style:parent-style-name="Table_20_Contents">
      <style:text-properties officeooo:rsid="001d2073" officeooo:paragraph-rsid="001d2073"/>
    </style:style>
    <style:style style:name="P7" style:family="paragraph" style:parent-style-name="Table_20_Contents">
      <style:text-properties officeooo:rsid="001d6d6e" officeooo:paragraph-rsid="001d6d6e"/>
    </style:style>
    <style:style style:name="P8" style:family="paragraph" style:parent-style-name="Table_20_Contents">
      <style:text-properties officeooo:rsid="001dc17c" officeooo:paragraph-rsid="001dc17c"/>
    </style:style>
    <style:style style:name="P9" style:family="paragraph" style:parent-style-name="Table_20_Contents">
      <style:text-properties officeooo:paragraph-rsid="001dc17c"/>
    </style:style>
    <style:style style:name="P10" style:family="paragraph" style:parent-style-name="Standard">
      <style:text-properties officeooo:rsid="001d2073" officeooo:paragraph-rsid="001d2073"/>
    </style:style>
    <style:style style:name="P11" style:family="paragraph" style:parent-style-name="Standard" style:list-style-name="L1">
      <style:text-properties officeooo:rsid="001d2073" officeooo:paragraph-rsid="001d2073"/>
    </style:style>
    <style:style style:name="P12" style:family="paragraph" style:parent-style-name="Standard" style:list-style-name="L1">
      <style:text-properties officeooo:paragraph-rsid="001d2073"/>
    </style:style>
    <style:style style:name="P13" style:family="paragraph" style:parent-style-name="Standard" style:list-style-name="L1">
      <style:text-properties officeooo:rsid="001efbaa" officeooo:paragraph-rsid="001efbaa"/>
    </style:style>
    <style:style style:name="P14" style:family="paragraph" style:parent-style-name="Standard" style:list-style-name="L1">
      <style:text-properties officeooo:rsid="0022bacd" officeooo:paragraph-rsid="0022bacd"/>
    </style:style>
    <style:style style:name="T1" style:family="text">
      <style:text-properties officeooo:rsid="001d2073"/>
    </style:style>
    <style:style style:name="T2" style:family="text">
      <style:text-properties fo:font-weight="bold" style:font-weight-asian="bold" style:font-weight-complex="bold"/>
    </style:style>
    <style:style style:name="T3" style:family="text">
      <style:text-properties fo:font-weight="bold" officeooo:rsid="001d2073" style:font-weight-asian="bold" style:font-weight-complex="bold"/>
    </style:style>
    <style:style style:name="T4" style:family="text">
      <style:text-properties fo:font-weight="bold" officeooo:rsid="001de4b8" style:font-weight-asian="bold" style:font-weight-complex="bold"/>
    </style:style>
    <style:style style:name="T5" style:family="text">
      <style:text-properties officeooo:rsid="001dc17c"/>
    </style:style>
    <style:style style:name="T6" style:family="text">
      <style:text-properties officeooo:rsid="001de4b8"/>
    </style:style>
    <style:style style:name="T7" style:family="text">
      <style:text-properties style:text-underline-style="solid" style:text-underline-width="auto" style:text-underline-color="font-color"/>
    </style:style>
    <style:style style:name="T8" style:family="text">
      <style:text-properties officeooo:rsid="001efbaa"/>
    </style:style>
    <style:style style:name="T9" style:family="text">
      <style:text-properties officeooo:rsid="001f3eda"/>
    </style:style>
    <style:style style:name="T10" style:family="text">
      <style:text-properties officeooo:rsid="002128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UMNO: Sánchez Sauñe Cristhian Wiki</text:p>
      <text:p text:style-name="P1">CÓDIGO: 20180517A</text:p>
      <text:p text:style-name="P1"/>
      <text:p text:style-name="P1"/>
      <text:p text:style-name="P4">Pregunta 2:</text:p>
      <text:p text:style-name="P3">Caso de uso: Ordenar impresión 3D</text:p>
      <text:p text:style-name="P1"/>
      <text:p text:style-name="P3">1. Ordenar impresión 3D</text:p>
      <text:p text:style-name="P3">1.1 Breve Descripción</text:p>
      <text:p text:style-name="P1">Permite al cliente realizar el pedido de la impresión 3D, seleccionando el diseño de su preferencia.</text:p>
      <text:p text:style-name="P3">1.2 Pre-condiciones</text:p>
      <text:p text:style-name="P1">Sistema habilitado. Diseños personalizados ya cargados.</text:p>
      <text:p text:style-name="P1"><text:span text:style-name="T2">2</text:span>. <text:span text:style-name="T2">Flujo de Eventos</text:span></text:p>
      <text:p text:style-name="P1">El caso de uso es inicializado cuando el cliente desea registrar una solicitud impresión 3D.</text:p>
      <text:p text:style-name="P1"/>
      <text:p text:style-name="P3">2.1 Flujo Básico</text:p>
      <table:table table:name="Tabla1" table:style-name="Tabla1">
        <table:table-column table:style-name="Tabla1.A"/>
        <table:table-column table:style-name="Tabla1.B"/>
        <table:table-row>
          <table:table-cell table:style-name="Tabla1.A1" office:value-type="string">
            <text:p text:style-name="P6">Actor <text:span text:style-name="T9">(cliente)</text:span></text:p>
          </table:table-cell>
          <table:table-cell table:style-name="Tabla1.A1" office:value-type="string">
            <text:p text:style-name="P6">Sistema</text:p>
          </table:table-cell>
        </table:table-row>
        <table:table-row>
          <table:table-cell table:style-name="Tabla1.A1" office:value-type="string">
            <text:p text:style-name="P7">1. El actor invoca al caso de uso</text:p>
          </table:table-cell>
          <table:table-cell table:style-name="Tabla1.A1" office:value-type="string">
            <text:p text:style-name="P7">2. El sistema solicita la información del cliente</text:p>
          </table:table-cell>
        </table:table-row>
        <table:table-row>
          <table:table-cell table:style-name="Tabla1.A1" office:value-type="string">
            <text:p text:style-name="P7">3. El actor ingresa la información de su identificación</text:p>
          </table:table-cell>
          <table:table-cell table:style-name="Tabla1.A1" office:value-type="string">
            <text:p text:style-name="P7">4. El sistema busca al cliente por nombre y apellido. Si no existe, se ejecuta el flujo alternativo 2.2.1.</text:p>
          </table:table-cell>
        </table:table-row>
        <table:table-row>
          <table:table-cell table:style-name="Tabla1.A1" office:value-type="string">
            <text:p text:style-name="Table_20_Contents"/>
          </table:table-cell>
          <table:table-cell table:style-name="Tabla1.A1" office:value-type="string">
            <text:p text:style-name="P7">5. El sistema muestra la información del cliente: Nombres, e-mail, pedidos realizados (en espera y concluidos).</text:p>
          </table:table-cell>
        </table:table-row>
        <table:table-row>
          <table:table-cell table:style-name="Tabla1.A1" office:value-type="string">
            <text:p text:style-name="Table_20_Contents"/>
          </table:table-cell>
          <table:table-cell table:style-name="Tabla1.A1" office:value-type="string">
            <text:p text:style-name="P7">6. El sistema muestra al cliente los diseños personalizados disponibles en el catálogo. Cada diseño esta identificado por un ID.</text:p>
          </table:table-cell>
        </table:table-row>
        <table:table-row>
          <table:table-cell table:style-name="Tabla1.A1" office:value-type="string">
            <text:p text:style-name="P7"/>
          </table:table-cell>
          <table:table-cell table:style-name="Tabla1.A1" office:value-type="string">
            <text:p text:style-name="P7">7. El sistema solicita la información del servicio.</text:p>
          </table:table-cell>
        </table:table-row>
        <table:table-row>
          <table:table-cell table:style-name="Tabla1.A1" office:value-type="string">
            <text:p text:style-name="P7">8. El actor ingresa los datos del servicio: <text:span text:style-name="T5">archivo de diseño propio o ID de algún diseño disponible en el catálogo del sistema, forma de pago, </text:span><text:span text:style-name="T10">método de recojo (nombre de la fábrica o ninguno), </text:span><text:span text:style-name="T5">método de envío (courier, drone </text:span><text:span text:style-name="T10">o ninguno</text:span><text:span text:style-name="T5">) <text:s/>y comentarios adicionales de su pedido.</text:span></text:p>
            <text:p text:style-name="P7"/>
            <text:p text:style-name="P8"><text:span text:style-name="T6">10</text:span>. El actor solicita el costo total del servicio y tiempo estimado de entrega.</text:p>
          </table:table-cell>
          <table:table-cell table:style-name="Tabla1.A1" office:value-type="string">
            <text:p text:style-name="P8">9. El sistema crea un nuevo servicio y valida el archivo de diseño (en caso sea inválido, se ejecuta el flujo alternativo 2.2.2). Inmediatamente calcula el costo del servicio y el tiempo estimado de entrega.</text:p>
            <text:p text:style-name="P8"/>
            <text:p text:style-name="P8">1<text:span text:style-name="T6">1</text:span>. El sistema muestra el costo total del servicio, el tiempo estimado de entrega y luego solicita aprobación.</text:p>
          </table:table-cell>
        </table:table-row>
        <table:table-row>
          <table:table-cell table:style-name="Tabla1.A1" office:value-type="string">
            <text:p text:style-name="P9"><text:span text:style-name="T5">1</text:span><text:span text:style-name="T6">2</text:span><text:span text:style-name="T5">. El actor acepta el servicio, y lo confirma. En caso no esté de acuerdo, lo rechaza.</text:span></text:p>
          </table:table-cell>
          <table:table-cell table:style-name="Tabla1.A1" office:value-type="string">
            <text:p text:style-name="P8">1<text:span text:style-name="T6">3</text:span>. <text:span text:style-name="T7">Servicio Aceptado.</text:span> El sistema</text:p>
            <text:p text:style-name="P8">asigna un número único de</text:p>
            <text:p text:style-name="P8">servicio. El sistema genera un</text:p>
            <text:p text:style-name="P8">código secreto de seguridad.</text:p>
            <text:p text:style-name="P8"/>
            <text:p text:style-name="P8">1<text:span text:style-name="T6">4</text:span>. El sistema registra la información</text:p>
            <text:p text:style-name="P8">del servicio: número de servicio,</text:p>
            <text:p text:style-name="P8">fecha de recepción, hora de</text:p>
            <text:p text:style-name="P9"><text:span text:style-name="T5">recepción, fecha </text:span><text:span text:style-name="T6">y hora de</text:span><text:span text:style-name="T5"> </text:span><text:span text:style-name="T6">entrega</text:span><text:span text:style-name="T5">, </text:span><text:span text:style-name="T6">forma </text:span><text:span text:style-name="T10">y lugar</text:span><text:span text:style-name="T5"> </text:span><text:span text:style-name="T6">de entrega (drone, courier </text:span><text:span text:style-name="T10">o por fábrica</text:span><text:span text:style-name="T6">)</text:span><text:span text:style-name="T5">, forma</text:span></text:p>
            <text:p text:style-name="P8">de pago, observaciones, tarifa, código</text:p>
            <text:p text:style-name="P8"><text:soft-page-break/>de seguridad.</text:p>
          </table:table-cell>
        </table:table-row>
        <table:table-row>
          <table:table-cell table:style-name="Tabla1.A1" office:value-type="string">
            <text:p text:style-name="P9"/>
          </table:table-cell>
          <table:table-cell table:style-name="Tabla1.A1" office:value-type="string">
            <text:p text:style-name="P8">14. El sistema muestra la confirmación</text:p>
            <text:p text:style-name="P8">del servicio y el código de</text:p>
            <text:p text:style-name="P8">seguridad generado. Termina el</text:p>
            <text:p text:style-name="P8">caso de uso.</text:p>
          </table:table-cell>
        </table:table-row>
        <table:table-row>
          <table:table-cell table:style-name="Tabla1.A1" office:value-type="string">
            <text:p text:style-name="P9"/>
          </table:table-cell>
          <table:table-cell table:style-name="Tabla1.A1" office:value-type="string">
            <text:p text:style-name="P8">15. <text:span text:style-name="T7">Servicio Rechazado.</text:span> Si el servicio</text:p>
            <text:p text:style-name="P8">es rechazado, se ejecuta el flujo</text:p>
            <text:p text:style-name="P8">alternativo 2.2.<text:span text:style-name="T6">3</text:span></text:p>
            <text:p text:style-name="P8">16. Termina el caso de uso.</text:p>
          </table:table-cell>
        </table:table-row>
      </table:table>
      <text:p text:style-name="P1"/>
      <text:p text:style-name="P3">2.2 Flujos Alternativos</text:p>
      <text:p text:style-name="P2"><text:span text:style-name="T3">2.2.1 Cliente Nuevo:</text:span><text:span text:style-name="T6">El sistema procede a registrar al cliente en la base de datos de la empresa.</text:span></text:p>
      <text:p text:style-name="P5"><text:span text:style-name="T3">2.2.2 </text:span><text:span text:style-name="T4">Datos inválidos</text:span><text:span text:style-name="T3">: </text:span><text:span text:style-name="T1">El sistema </text:span><text:span text:style-name="T6">vuelve a solicitar al cliente información válida acerca del diseño del producto (siguiendo los parámetros aceptados por la impresora 3D).</text:span></text:p>
      <text:p text:style-name="P1"><text:span text:style-name="T2">2.2.</text:span><text:span text:style-name="T4">3</text:span><text:span text:style-name="T2"> Servicio rechazado: </text:span>El sistema registra el servicio con la misma información que en el caso de</text:p>
      <text:p text:style-name="P1">aceptado, pero con la indicación de “rechazado”.</text:p>
      <text:p text:style-name="P1"/>
      <text:p text:style-name="P3">3. Post condiciones</text:p>
      <text:p text:style-name="P1">3.1 El servicio queda registrado en el sistema <text:span text:style-name="T6">para futuras consultas</text:span>.</text:p>
      <text:p text:style-name="P1"/>
      <text:p text:style-name="P1"/>
      <text:p text:style-name="P4">Pregunta 4:</text:p>
      <text:list xml:id="list422688524" text:style-name="L1">
        <text:list-item>
          <text:p text:style-name="P12"><text:span text:style-name="T1">Encuestas con </text:span><text:span text:style-name="T8">personas interesadas o voluntarios:</text:span></text:p>
          <text:p text:style-name="P13">En este caso se realizan encuestas con diversas personas para consultarles qué es lo que debe contener el software, que necesidades debe cubrir o bajo qué estándar se debería desarrollar. A pesar de que este proceso mediante encuestas es rápido, no se consigue resultados fiables en cuanto a la captura de los requerimientos, pues si se realiza de forma apresurada, lo encuestados responderán de forma aleatoria y sin objetividad.</text:p>
          <text:p text:style-name="P11"/>
        </text:list-item>
        <text:list-item>
          <text:p text:style-name="P11">Entrevista directa con el cliente:</text:p>
          <text:p text:style-name="P13">Este proceso es más complicado debido a que el cliente generalmente no dispone de tiempo, pero que sin embargo acelera mucho el proceso de la captura de los requisitos, ya que se tiene una comunicación directa entre lo que se quiere hacer (cliente) y lo que se puede hacer (desarrollador). El desarrollador debe enganchar con el cliente para que el software cubra casi todas las necesidades del cliente.</text:p>
          <text:p text:style-name="P13"/>
        </text:list-item>
        <text:list-item>
          <text:p text:style-name="P14">Proyectos similares:</text:p>
          <text:p text:style-name="P14">Si bien no es el camino más recomendado, se puede usar los requerimientos de proyectos similares, solo por cuestiones de tiempo y en caso las opciones anteriores no se encuentren disponibles o sean dificultosos de realizar.</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7T18:25:23.370000000</meta:creation-date>
    <dc:date>2020-12-17T20:23:56.668000000</dc:date>
    <meta:editing-duration>PT32M35S</meta:editing-duration>
    <meta:editing-cycles>3</meta:editing-cycles>
    <meta:generator>LibreOffice/6.4.6.2$Windows_X86_64 LibreOffice_project/0ce51a4fd21bff07a5c061082cc82c5ed232f115</meta:generator>
    <meta:document-statistic meta:table-count="1" meta:image-count="0" meta:object-count="0" meta:page-count="2" meta:paragraph-count="60" meta:word-count="668" meta:character-count="4048" meta:non-whitespace-character-count="3445"/>
  </office:meta>
</office:document-meta>
</file>